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 fo:background-color="#FFFF00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FF00"/>
    </style:style>
    <style:style style:name="ce21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fo:background-color="#FF0000"/>
    </style:style>
    <style:style style:name="ce24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middle" fo:wrap-option="wrap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middle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7" style:family="table-cell" style:parent-style-name="Default" style:data-style-name="N0">
      <style:table-cell-properties style:vertical-align="automatic" fo:background-color="#D0D0D0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D0D0D0"/>
    </style:style>
    <style:style style:name="ce29" style:family="table-cell" style:parent-style-name="Default" style:data-style-name="N0">
      <style:text-properties style:font-name="Aptos unicode" style:font-name-asian="Aptos unicode" style:font-name-complex="Aptos unicode"/>
    </style:style>
    <style:style style:name="ce30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middle" fo:wrap-option="wrap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4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ackground-color="#A02B93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485666666666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8.2pt" style:use-optimal-row-height="tru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7.6pt" style:use-optimal-row-height="tru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1.6pt" style:use-optimal-row-height="false" fo:break-before="auto"/>
    </style:style>
    <style:style style:name="ro11" style:family="table-row">
      <style:table-row-properties style:row-height="20.4pt" style:use-optimal-row-height="false" fo:break-before="auto"/>
    </style:style>
    <style:style style:name="ro12" style:family="table-row">
      <style:table-row-properties style:row-height="13.2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5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37"/>
        <table:table-column table:style-name="co2" table:default-cell-style-name="ce38"/>
        <table:table-column table:style-name="co4" table:default-cell-style-name="ce10"/>
        <table:table-column table:style-name="co5" table:default-cell-style-name="ce3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table:style-name="ce9"/>
          <table:table-cell office:value-type="string" table:style-name="ce10">
            <text:p>T1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9"/>
          <table:table-cell office:value-type="string" table:style-name="ce10">
            <text:p>T2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9">
            <text:p>i</text:p>
          </table:table-cell>
          <table:table-cell office:value-type="string" table:style-name="ce10">
            <text:p>T3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9">
            <text:p>i</text:p>
          </table:table-cell>
          <table:table-cell office:value-type="string" table:style-name="ce10">
            <text:p>T4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o(?![mnliu][ˈ bcçdfhgjlmnpqrstvxz])(?=.*ˈ)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T5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a(?![mnliou][ˈ bcçdfhgjlmnpqrstvxz])(?=.*ˈ)</text:p>
          </table:table-cell>
          <table:table-cell office:value-type="string" table:style-name="ce9">
            <text:p>ɐ</text:p>
          </table:table-cell>
          <table:table-cell office:value-type="string" table:style-name="ce13">
            <text:p>T6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e(?![mnliu][ˈ bcçdfhgjlmnpqrstvxz])(?=.*ˈ)</text:p>
          </table:table-cell>
          <table:table-cell office:value-type="string" table:style-name="ce9">
            <text:p>ɨ</text:p>
          </table:table-cell>
          <table:table-cell office:value-type="string" table:style-name="ce13">
            <text:p>T7</text:p>
          </table:table-cell>
          <table:table-cell table:style-name="ce11"/>
          <table:table-cell table:number-columns-repeated="16380" table:style-name="ce10"/>
        </table:table-row>
        <table:table-row table:style-name="ro3">
          <table:table-cell office:value-type="string" table:style-name="ce12">
            <text:p>(?&lt;!ã)o(?!óõô)$</text:p>
          </table:table-cell>
          <table:table-cell office:value-type="string" table:style-name="ce9">
            <text:p>u</text:p>
          </table:table-cell>
          <table:table-cell table:style-name="ce13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2">
            <text:p>a(?!áãâ)$</text:p>
          </table:table-cell>
          <table:table-cell office:value-type="string" table:style-name="ce9">
            <text:p>ɐ</text:p>
          </table:table-cell>
          <table:table-cell table:style-name="ce10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2">
            <text:p>(?&lt;!ã)e(?!éê)$</text:p>
          </table:table-cell>
          <table:table-cell office:value-type="string" table:style-name="ce9">
            <text:p>ɨ</text:p>
          </table:table-cell>
          <table:table-cell table:style-name="ce10"/>
          <table:table-cell table:style-name="ce14"/>
          <table:table-cell table:number-columns-repeated="16380" table:style-name="ce13"/>
        </table:table-row>
        <table:table-row table:style-name="ro4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4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9">
            <text:p>ɐ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5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9">
            <text:p>ɨ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9">
            <text:p>ɨ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3">
            <text:p>(im|in|ín)(?=[ˈ bcçdgjlmnpqrstvxz])</text:p>
          </table:table-cell>
          <table:table-cell office:value-type="string" table:style-name="ce13">
            <text:p>ĩ</text:p>
          </table:table-cell>
          <table:table-cell table:style-name="ce13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3">
            <text:p>(om|on|ôn)(?=[ˈ bcçdgjlmnpqrstvxz])</text:p>
          </table:table-cell>
          <table:table-cell office:value-type="string" table:style-name="ce13">
            <text:p>õ</text:p>
          </table:table-cell>
          <table:table-cell table:style-name="ce13"/>
          <table:table-cell table:style-name="ce11"/>
          <table:table-cell table:number-columns-repeated="16380" table:style-name="ce10"/>
        </table:table-row>
        <table:table-row table:style-name="ro3">
          <table:table-cell office:value-type="string" table:style-name="ce13">
            <text:p>(am|âm|an|ân)(?=[ˈ bcçdgjlmnpqrstvxz])</text:p>
          </table:table-cell>
          <table:table-cell office:value-type="string" table:style-name="ce13">
            <text:p>ɐ̃</text:p>
          </table:table-cell>
          <table:table-cell table:style-name="ce13"/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3">
            <text:p>(em|en|ên)(?=[ˈ bcçdgjlmnpqrstvxz])</text:p>
          </table:table-cell>
          <table:table-cell office:value-type="string" table:style-name="ce13">
            <text:p>ẽ</text:p>
          </table:table-cell>
          <table:table-cell table:style-name="ce13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3">
            <text:p>(um|un)(?=[ˈ bcçdgjlmnpqrstvxz])</text:p>
          </table:table-cell>
          <table:table-cell office:value-type="string" table:style-name="ce13">
            <text:p>ũ</text:p>
          </table:table-cell>
          <table:table-cell table:style-name="ce10"/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3">
            <text:p>im$</text:p>
          </table:table-cell>
          <table:table-cell office:value-type="string" table:style-name="ce13">
            <text:p>ĩ</text:p>
          </table:table-cell>
          <table:table-cell table:style-name="ce15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3">
            <text:p>om$</text:p>
          </table:table-cell>
          <table:table-cell office:value-type="string" table:style-name="ce13">
            <text:p>õ</text:p>
          </table:table-cell>
          <table:table-cell table:style-name="ce15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ã(?!o)$</text:p>
          </table:table-cell>
          <table:table-cell office:value-type="string" table:style-name="ce12">
            <text:p>ɐ̃</text:p>
          </table:table-cell>
          <table:table-cell table:style-name="ce15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1">
          <table:table-cell office:value-type="string" table:style-name="ce12">
            <text:p>um$</text:p>
          </table:table-cell>
          <table:table-cell office:value-type="string" table:style-name="ce12">
            <text:p>ũ</text:p>
          </table:table-cell>
          <table:table-cell table:style-name="ce10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1">
          <table:table-cell office:value-type="string" table:style-name="ce12">
            <text:p>(?&lt;=[ˈaáãɐɐ̃eéẽɨiĩoóõuúũ])j(?=[aáãɐɐ̃eéẽɨiĩoóõuúũ])</text:p>
          </table:table-cell>
          <table:table-cell office:value-type="string" table:style-name="ce9">
            <text:p>ʒ</text:p>
          </table:table-cell>
          <table:table-cell table:style-name="ce15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9">
            <text:p>ʒ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ém|em)$</text:p>
          </table:table-cell>
          <table:table-cell office:value-type="string" table:style-name="ce12">
            <text:p>ɐ̃j̃</text:p>
          </table:table-cell>
          <table:table-cell table:style-name="ce15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9">
            <text:p>ɐ̃w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7">
            <text:p>muitu</text:p>
          </table:table-cell>
          <table:table-cell office:value-type="string" table:style-name="ce17">
            <text:p>mũj̃tu</text:p>
          </table:table-cell>
          <table:table-cell table:style-name="ce10"/>
          <table:table-cell table:style-name="ce18"/>
          <table:table-cell table:number-columns-repeated="22" table:style-name="ce19"/>
          <table:table-cell table:number-columns-repeated="16358" table:style-name="ce20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9">
            <text:p>aj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9">
            <text:p>ɐj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21">
            <text:p>oi</text:p>
          </table:table-cell>
          <table:table-cell office:value-type="string" table:style-name="ce22">
            <text:p>oj</text:p>
          </table:table-cell>
          <table:table-cell table:style-name="ce23"/>
          <table:table-cell table:style-name="ce24"/>
          <table:table-cell table:number-columns-repeated="16380" table:style-name="ce23"/>
        </table:table-row>
        <table:table-row table:style-name="ro1">
          <table:table-cell office:value-type="string" table:style-name="ce25">
            <text:p>ói</text:p>
          </table:table-cell>
          <table:table-cell office:value-type="string" table:style-name="ce26">
            <text:p>ɔj</text:p>
          </table:table-cell>
          <table:table-cell table:style-name="ce10"/>
          <table:table-cell table:style-name="ce27"/>
          <table:table-cell table:number-columns-repeated="16380" table:style-name="ce28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9">
            <text:p>uj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9">
            <text:p>aw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9">
            <text:p>ew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25">
            <text:p>éi</text:p>
          </table:table-cell>
          <table:table-cell office:value-type="string" table:style-name="ce26">
            <text:p>ɛj</text:p>
          </table:table-cell>
          <table:table-cell table:style-name="ce10"/>
          <table:table-cell table:style-name="ce27"/>
          <table:table-cell table:number-columns-repeated="16380" table:style-name="ce28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9">
            <text:p>ɛw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9">
            <text:p>i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ê</text:p>
          </table:table-cell>
          <table:table-cell office:value-type="string" table:style-name="ce9">
            <text:p>e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9">
            <text:p>ɛ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9">
            <text:p>u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ô</text:p>
          </table:table-cell>
          <table:table-cell office:value-type="string" table:style-name="ce9">
            <text:p>o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9">
            <text:p>ɔ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9">
            <text:p>a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(?&lt;=[aɐeɛɨijoɔuw])l(?=[ˈ bcçdfgʒklmnpqrstvxz])</text:p>
          </table:table-cell>
          <table:table-cell office:value-type="string" table:style-name="ce9">
            <text:p>ɫ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9">
            <text:p>ɫ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9">
            <text:p>ɛ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9">
            <text:p>ɐ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(?&lt;!ˈ)^o(?![juɫ])</text:p>
          </table:table-cell>
          <table:table-cell office:value-type="string" table:style-name="ce9">
            <text:p>ɔ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29">
            <text:p>(?&lt;!ˈ)^es(?![aaɐeɛɨioɔuwɐ̃ẽĩõũ])</text:p>
          </table:table-cell>
          <table:table-cell office:value-type="string" table:style-name="ce9">
            <text:p>(ɨ)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21">
            <text:p>ou</text:p>
          </table:table-cell>
          <table:table-cell office:value-type="string" table:style-name="ce22">
            <text:p>o</text:p>
          </table:table-cell>
          <table:table-cell table:style-name="ce23"/>
          <table:table-cell table:style-name="ce24"/>
          <table:table-cell table:number-columns-repeated="16380" table:style-name="ce23"/>
        </table:table-row>
        <table:table-row table:style-name="ro8">
          <table:table-cell office:value-type="string" table:style-name="ce30">
            <text:p>a(?=(m|n|nh))</text:p>
          </table:table-cell>
          <table:table-cell office:value-type="string" table:style-name="ce31">
            <text:p>ɐ</text:p>
          </table:table-cell>
          <table:table-cell office:value-type="string" table:style-name="ce10">
            <text:p>é o mais regular dos processos</text:p>
          </table:table-cell>
          <table:table-cell office:value-type="string" table:style-name="ce32">
            <text:p>são todas tónicas</text:p>
          </table:table-cell>
          <table:table-cell table:number-columns-repeated="16380" table:style-name="ce20"/>
        </table:table-row>
        <table:table-row table:style-name="ro9">
          <table:table-cell office:value-type="string" table:style-name="ce8">
            <text:p>ch</text:p>
          </table:table-cell>
          <table:table-cell office:value-type="string" table:style-name="ce9">
            <text:p>ʃ</text:p>
          </table:table-cell>
          <table:table-cell table:style-name="ce15"/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nh</text:p>
          </table:table-cell>
          <table:table-cell office:value-type="string" table:style-name="ce9">
            <text:p>ɲ</text:p>
          </table:table-cell>
          <table:table-cell table:style-name="ce15"/>
          <table:table-cell table:style-name="ce11"/>
          <table:table-cell table:number-columns-repeated="16380" table:style-name="ce10"/>
        </table:table-row>
        <table:table-row table:style-name="ro11">
          <table:table-cell office:value-type="string" table:style-name="ce8">
            <text:p>lh</text:p>
          </table:table-cell>
          <table:table-cell office:value-type="string" table:style-name="ce9">
            <text:p>ʎ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21">
            <text:p>x</text:p>
          </table:table-cell>
          <table:table-cell office:value-type="string" table:style-name="ce22">
            <text:p>ʃ</text:p>
          </table:table-cell>
          <table:table-cell table:style-name="ce10"/>
          <table:table-cell office:value-type="string" table:style-name="ce24">
            <text:p>EXAME É EXCEÇÃO</text:p>
          </table:table-cell>
          <table:table-cell table:number-columns-repeated="16380" table:style-name="ce23"/>
        </table:table-row>
        <table:table-row table:style-name="ro7">
          <table:table-cell office:value-type="string" table:style-name="ce12">
            <text:p>(?&lt;=[aɐeɛɨioɔujw])b(?=[aɐeɛɨijoɔuwɐ̃ẽĩõũj̃w̃])</text:p>
          </table:table-cell>
          <table:table-cell office:value-type="string" table:style-name="ce12">
            <text:p>β</text:p>
          </table:table-cell>
          <table:table-cell table:style-name="ce10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7">
          <table:table-cell office:value-type="string" table:style-name="ce12">
            <text:p>(?&lt;=[aɐeɛɨioɔujw]ˈ)b(?=[aɐeɛɨijoɔuwɐ̃ẽĩõũj̃w̃])</text:p>
          </table:table-cell>
          <table:table-cell office:value-type="string" table:style-name="ce12">
            <text:p>β</text:p>
          </table:table-cell>
          <table:table-cell table:style-name="ce10"/>
          <table:table-cell office:value-type="string" table:style-name="ce16">
            <text:p>se incluísse o ' ia captar na mesma as nasais</text:p>
          </table:table-cell>
          <table:table-cell table:number-columns-repeated="22" table:style-name="ce15"/>
          <table:table-cell table:number-columns-repeated="16358" table:style-name="ce10"/>
        </table:table-row>
        <table:table-row table:style-name="ro12">
          <table:table-cell office:value-type="string" table:style-name="ce12">
            <text:p>(?&lt;=[aɐeɛɨioɔujw])d(?=[aɐeɛɨijoɔuwɐ̃ẽĩõũj̃w̃])</text:p>
          </table:table-cell>
          <table:table-cell office:value-type="string" table:style-name="ce9">
            <text:p>ð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2">
          <table:table-cell office:value-type="string" table:style-name="ce12">
            <text:p>(?&lt;=[aɐeɛɨioɔujw]ˈ)d(?=[aɐeɛɨijoɔuwɐ̃ẽĩõũj̃w̃])</text:p>
          </table:table-cell>
          <table:table-cell office:value-type="string" table:style-name="ce9">
            <text:p>ð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(?=(ɐj|ɐ̃j̃|e|ẽ|ɛ|i|ĩ|ɨ))</text:p>
          </table:table-cell>
          <table:table-cell office:value-type="string" table:style-name="ce9">
            <text:p>ʒ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u(?=(ɐj|ɐ̃j̃|e|ẽ|ɛ|i|ĩ|ɨ))</text:p>
          </table:table-cell>
          <table:table-cell office:value-type="string" table:style-name="ce9">
            <text:p>g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9">
            <text:p>gʷ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=[aɐeɛɨioɔujw])g(?=[aɐeɛɨijoɔuwɐ̃ẽĩõũj̃w̃])</text:p>
          </table:table-cell>
          <table:table-cell office:value-type="string" table:style-name="ce9">
            <text:p>ɣ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=[aɐeɛɨioɔujw]ˈ)g(?=[aɐeɛɨijoɔuwɐ̃ẽĩõũj̃w̃])</text:p>
          </table:table-cell>
          <table:table-cell office:value-type="string" table:style-name="ce9">
            <text:p>ɣ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12">
            <text:p>(?&lt;=[aɐeɛɨijoɔuw])s(?=[aɐeɛɨijoɔuw])</text:p>
          </table:table-cell>
          <table:table-cell office:value-type="string" table:style-name="ce9">
            <text:p>z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12">
            <text:p>(?&lt;=[aɐeɛɨijoɔuw]ˈ)s(?=[aɐeɛɨijoɔuw])</text:p>
          </table:table-cell>
          <table:table-cell office:value-type="string" table:style-name="ce9">
            <text:p>z</text:p>
          </table:table-cell>
          <table:table-cell table:style-name="ce10"/>
          <table:table-cell office:value-type="string" table:style-name="ce11">
            <text:p>senão captava os s iniciais como seco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9">
            <text:p>s</text:p>
          </table:table-cell>
          <table:table-cell table:style-name="ce10"/>
          <table:table-cell office:value-type="string" table:style-name="ce11">
            <text:p>danzar</text:p>
          </table:table-cell>
          <table:table-cell table:number-columns-repeated="16380" table:style-name="ce10"/>
        </table:table-row>
        <table:table-row table:style-name="ro12">
          <table:table-cell office:value-type="string" table:style-name="ce8">
            <text:p>c(?!ɐj|ɐ̃j̃|e|ẽ|ɛ|i|ĩ|ɨ|j)</text:p>
          </table:table-cell>
          <table:table-cell office:value-type="string" table:style-name="ce9">
            <text:p>k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8">
            <text:p>c(?=(ɐj|e|ɛ|i|ɨ|j))</text:p>
          </table:table-cell>
          <table:table-cell office:value-type="string" table:style-name="ce9">
            <text:p>s</text:p>
          </table:table-cell>
          <table:table-cell table:style-name="ce10"/>
          <table:table-cell office:value-type="float" office:value="37" table:style-name="ce11">
            <text:p>37</text:p>
          </table:table-cell>
          <table:table-cell table:number-columns-repeated="16380" table:style-name="ce10"/>
        </table:table-row>
        <table:table-row table:style-name="ro9">
          <table:table-cell office:value-type="string" table:style-name="ce8">
            <text:p>s{2}</text:p>
          </table:table-cell>
          <table:table-cell office:value-type="string" table:style-name="ce9">
            <text:p>s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8">
            <text:p>s(?=[ptkfs])</text:p>
          </table:table-cell>
          <table:table-cell office:value-type="string" table:style-name="ce9">
            <text:p>ʃ</text:p>
          </table:table-cell>
          <table:table-cell table:style-name="ce10"/>
          <table:table-cell office:value-type="float" office:value="24" table:style-name="ce11">
            <text:p>24</text:p>
          </table:table-cell>
          <table:table-cell table:number-columns-repeated="16380" table:style-name="ce10"/>
        </table:table-row>
        <table:table-row table:style-name="ro9">
          <table:table-cell office:value-type="string" table:style-name="ce8">
            <text:p>s(?=ˈ[ptkfs])</text:p>
          </table:table-cell>
          <table:table-cell office:value-type="string" table:style-name="ce9">
            <text:p>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3">
          <table:table-cell office:value-type="string" table:style-name="ce8">
            <text:p>s(?=[bdgmnɲrvzlʎ])</text:p>
          </table:table-cell>
          <table:table-cell office:value-type="string" table:style-name="ce9">
            <text:p>ʒ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9">
            <text:p>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9">
            <text:p>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8">
            <text:p>qu(?=(ɐj|ɐ̃j̃|e|ẽ|ɛ|i|ĩ|ɨ))</text:p>
          </table:table-cell>
          <table:table-cell office:value-type="string" table:style-name="ce9">
            <text:p>k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8">
            <text:p>qu(?=(a|ɐ|ɐ̃))</text:p>
          </table:table-cell>
          <table:table-cell office:value-type="string" table:style-name="ce9">
            <text:p>kʷ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1">
          <table:table-cell office:value-type="string" table:style-name="ce8">
            <text:p>^r</text:p>
          </table:table-cell>
          <table:table-cell office:value-type="string" table:style-name="ce9">
            <text:p>ʀ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1">
          <table:table-cell office:value-type="string" table:style-name="ce8">
            <text:p>^ˈr</text:p>
          </table:table-cell>
          <table:table-cell office:value-type="string" table:style-name="ce9">
            <text:p>ʀ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9">
            <text:p>ʀ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(?&lt;=[aɐeɛɨijoɔuw])r(?=[ˈbdfgʃɲʎʒklmnpstvz])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(?&lt;=[aɐeɛɨijoɔuw])r(?=[aɐeɛɨijoɔuwɐ̃ẽĩj̃w̃])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(?&lt;=[aɐeɛɨijoɔuw]ˈ)r(?=[aɐeɛɨijoɔuwɐ̃ẽĩj̃w̃])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8">
            <text:p>(?&lt;=[pbtdkgfv])r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(?!õ)o</text:p>
          </table:table-cell>
          <table:table-cell office:value-type="string" table:style-name="ce34">
            <text:p>/O/</text:p>
          </table:table-cell>
          <table:table-cell table:style-name="ce10"/>
          <table:table-cell office:value-type="string" table:style-name="ce35">
            <text:p>tónicas, cuidado com as nasais (dezembro)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33">
            <text:p>(?&lt;=ˈ)(?!õ)o</text:p>
          </table:table-cell>
          <table:table-cell office:value-type="string" table:style-name="ce34">
            <text:p>/O/</text:p>
          </table:table-cell>
          <table:table-cell table:style-name="ce10"/>
          <table:table-cell office:value-type="string" table:style-name="ce24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(?!ẽ)e</text:p>
          </table:table-cell>
          <table:table-cell office:value-type="string" table:style-name="ce34">
            <text:p>/E/</text:p>
          </table:table-cell>
          <table:table-cell table:style-name="ce10"/>
          <table:table-cell office:value-type="string" table:style-name="ce35">
            <text:p>tónicas, cuidado com as nasais (dezembro) e eu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33">
            <text:p>(?&lt;=ˈ)(?!ẽ)e</text:p>
          </table:table-cell>
          <table:table-cell office:value-type="string" table:style-name="ce34">
            <text:p>/E/</text:p>
          </table:table-cell>
          <table:table-cell table:style-name="ce10"/>
          <table:table-cell office:value-type="string" table:style-name="ce35">
            <text:p>tónicas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9">
            <text:p>[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9">
            <text:p>]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1T14:32:45Z</dc:date>
  </office:meta>
</office:document-meta>
</file>